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1c333"/>
    </style:style>
    <style:style style:name="P2" style:family="paragraph" style:parent-style-name="Standard">
      <style:paragraph-properties fo:text-align="center" style:justify-single-word="false"/>
      <style:text-properties officeooo:paragraph-rsid="0001c333"/>
    </style:style>
    <style:style style:name="P3" style:family="paragraph" style:parent-style-name="Standard">
      <style:paragraph-properties fo:text-align="start" style:justify-single-word="false"/>
      <style:text-properties officeooo:paragraph-rsid="0001c333"/>
    </style:style>
    <style:style style:name="P4" style:family="paragraph" style:parent-style-name="Standard">
      <style:paragraph-properties fo:text-align="center" style:justify-single-word="false"/>
      <style:text-properties fo:font-size="14pt" fo:font-weight="bold" officeooo:paragraph-rsid="0001c333"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paragraph-rsid="0001c333" style:font-size-asian="14pt" style:font-weight-asian="bold" style:font-size-complex="14pt" style:font-weight-complex="bold"/>
    </style:style>
    <style:style style:name="P6" style:family="paragraph" style:parent-style-name="Standard">
      <style:text-properties style:text-underline-style="solid" style:text-underline-width="auto" style:text-underline-color="font-color" officeooo:paragraph-rsid="0001c333"/>
    </style:style>
    <style:style style:name="P7" style:family="paragraph" style:parent-style-name="Standard">
      <style:paragraph-properties fo:text-align="start" style:justify-single-word="false"/>
      <style:text-properties style:text-underline-style="solid" style:text-underline-width="auto" style:text-underline-color="font-color" officeooo:paragraph-rsid="0001c333"/>
    </style:style>
    <style:style style:name="P8" style:family="paragraph" style:parent-style-name="Standard">
      <style:paragraph-properties fo:text-align="center" style:justify-single-word="false"/>
      <style:text-properties style:text-underline-style="solid" style:text-underline-width="auto" style:text-underline-color="font-color" officeooo:paragraph-rsid="0001c333"/>
    </style:style>
    <style:style style:name="P9" style:family="paragraph" style:parent-style-name="Standard" style:list-style-name="L1">
      <style:text-properties officeooo:paragraph-rsid="0001c333"/>
    </style:style>
    <style:style style:name="P10" style:family="paragraph" style:parent-style-name="Standard" style:list-style-name="L2">
      <style:text-properties officeooo:paragraph-rsid="0001c333"/>
    </style:style>
    <style:style style:name="P11" style:family="paragraph" style:parent-style-name="Standard" style:list-style-name="L3">
      <style:text-properties officeooo:paragraph-rsid="0001c333"/>
    </style:style>
    <style:style style:name="P12" style:family="paragraph" style:parent-style-name="Standard" style:list-style-name="L4">
      <style:text-properties officeooo:paragraph-rsid="0001c333"/>
    </style:style>
    <style:style style:name="T1" style:family="text">
      <style:text-properties officeooo:rsid="0001c333"/>
    </style:style>
    <style:style style:name="T2" style:family="text">
      <style:text-properties style:text-underline-style="none" officeooo:rsid="0001c333"/>
    </style:style>
    <style:style style:name="T3" style:family="text">
      <style:text-properties fo:font-size="14pt" fo:font-weight="bold" officeooo:rsid="0001c333" style:font-size-asian="14pt" style:font-weight-asian="bold" style:font-size-complex="14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Answer</text:span></text:p>
      <text:p text:style-name="P4"><text:span text:style-name="T1"/></text:p>
      <text:p text:style-name="P1"><text:span text:style-name="T1">The following are the observations from the output of the assignment.</text:span></text:p>
      <text:p text:style-name="P1"><text:span text:style-name="T1"/></text:p>
      <text:p text:style-name="P1"><text:span text:style-name="T1">SAMPLE OUTPUT:</text:span></text:p>
      <text:p text:style-name="P1"><text:span text:style-name="T1"/></text:p>
      <text:p text:style-name="P1"><text:span text:style-name="T1">Greedy Search</text:span></text:p>
      <text:p text:style-name="P1"><text:span text:style-name="T1">Traversal sequence:</text:span></text:p>
      <text:p text:style-name="P1"><text:span text:style-name="T1">m1,m3,m6,m9,m12</text:span></text:p>
      <text:p text:style-name="P1"><text:span text:style-name="T1">Dissimilarity:37</text:span></text:p>
      <text:p text:style-name="P1"><text:span text:style-name="T1">Propagating path:</text:span></text:p>
      <text:p text:style-name="P1"><text:span text:style-name="T1">m1,m3,m6,m9,m12</text:span></text:p>
      <text:p text:style-name="P1"><text:span text:style-name="T1"/></text:p>
      <text:p text:style-name="P1"><text:span text:style-name="T1">A* Search</text:span></text:p>
      <text:p text:style-name="P1"><text:span text:style-name="T1">Traversal sequence:</text:span></text:p>
      <text:p text:style-name="P1"><text:span text:style-name="T1">m1,m3,m4,m7,m9,m2,m8,m12</text:span></text:p>
      <text:p text:style-name="P1"><text:span text:style-name="T1">Dissimilarity:25</text:span></text:p>
      <text:p text:style-name="P1"><text:span text:style-name="T1">Propagating path:</text:span></text:p>
      <text:p text:style-name="P1"><text:span text:style-name="T1">m1,m3,m7,m9,m12</text:span></text:p>
      <text:p text:style-name="P1"><text:span text:style-name="T1"/></text:p>
      <text:p text:style-name="Horizontal_20_Line"><text:span text:style-name="T1"/></text:p>
      <text:p text:style-name="P5"><text:span text:style-name="T2">Greedy Search</text:span><text:span text:style-name="T1"></text:span></text:p>
      <text:p text:style-name="P8"><text:span text:style-name="T1"/></text:p>
      <text:p text:style-name="P7"><text:span text:style-name="T1">Advantages:</text:span></text:p>
      <text:p text:style-name="P3"><text:span text:style-name="T1"/></text:p>
      <text:list xml:id="list465901725" text:style-name="L1">
        <text:list-item>
          <text:p text:style-name="P9"><text:span text:style-name="T1">It has a faster time to converge to the goal than the A* search.</text:span></text:p>
          <text:p text:style-name="P9"><text:span text:style-name="T1">By looking at the output we find that m1,m3,m6,m9,m12 only 5 nodes are traversed of the 12 nodes present in the graph. This shows that the greedy search can converge faster to the goal than A* Search (It may go into a loop but this is fixed using traversed feature ).</text:span></text:p>
          <text:p text:style-name="P9"><text:span text:style-name="T1"/></text:p>
        </text:list-item>
        <text:list-item>
          <text:p text:style-name="P9"><text:span text:style-name="T1">It traverses lesser number of nodes and it uses lesser memory than Astar search as each node does not need to store the earlier path cost to getting to the node. <text:s/>By the output we find that the Greedy search only traverses 5 of the possible 12 nodes, lesser number of nodes are expanded compared to the A* Search. We also <text:s/>find that m1,m3,m6,m9,m12 only 5 nodes are traversed hence the amount of nodes in memory are lesser than the A* search to store the parent node and the matrix required to store the reverse path, also the higher costing nodes compared to the current node can be discarded. It also need not keep the parent traversal cost into consideration.</text:span></text:p>
        </text:list-item>
      </text:list>
      <text:p text:style-name="P1"><text:span text:style-name="T1"/></text:p>
      <text:p text:style-name="P6"><text:span text:style-name="T1">Disadvantages:</text:span></text:p>
      <text:p text:style-name="P1"><text:span text:style-name="T1"/></text:p>
      <text:list xml:id="list2183076246" text:style-name="L2">
        <text:list-item>
          <text:p text:style-name="P10"><text:span text:style-name="T1">It does not produce the optimal path to the goal. The output shows the dissimilarity value of the graph traversed is 37 which is not the optimal solution from start to goal.</text:span></text:p>
          <text:p text:style-name="P10"><text:span text:style-name="T1"/></text:p>
        </text:list-item>
        <text:list-item>
          <text:p text:style-name="P10"><text:span text:style-name="T1">The search is based solely on heuristics. The heuristics may not be accurate to find the lowest cost path to the goal, in a cyclic graph this may be a problem.</text:span></text:p>
        </text:list-item>
      </text:list>
      <text:p text:style-name="P1"><text:span text:style-name="T1"/></text:p>
      <text:p text:style-name="P1"><text:span text:style-name="T1"><text:tab/></text:span></text:p>
      <text:p text:style-name="Horizontal_20_Line"/>
      <text:p text:style-name="P2"><text:span text:style-name="T3"/></text:p>
      <text:p text:style-name="P2"><text:soft-page-break/><text:span text:style-name="T3">A* Search</text:span></text:p>
      <text:p text:style-name="P2"><text:span text:style-name="T3"/></text:p>
      <text:p text:style-name="P6"><text:span text:style-name="T1">Advantages:</text:span></text:p>
      <text:p text:style-name="P1"><text:span text:style-name="T1"/></text:p>
      <text:list xml:id="list1140915567" text:style-name="L3">
        <text:list-item>
          <text:p text:style-name="P11"><text:span text:style-name="T1">It produces an optimal solution path to the goal if the heuristics are admissible. The number of nodes iterated by the algorithm is higher, but the at the this cost we are able to find the optimal solution. From the output of the program we find that the dissimilarity is 25 which is the optimal solution of the given graph.</text:span></text:p>
          <text:p text:style-name="P11"><text:span text:style-name="T1"/></text:p>
        </text:list-item>
        <text:list-item>
          <text:p text:style-name="P11"><text:span text:style-name="T1">The search is not only based on heuristics but also the cost of the path traversed so far from the start node. The search takes into account the cost of the path so far which is a better heuristic to converge to optimal solution.</text:span></text:p>
        </text:list-item>
      </text:list>
      <text:p text:style-name="P1"><text:span text:style-name="T1"></text:span></text:p>
      <text:p text:style-name="P6"><text:span text:style-name="T1">Disadvantages:</text:span></text:p>
      <text:p text:style-name="P1"><text:span text:style-name="T1"/></text:p>
      <text:list xml:id="list2140623871" text:style-name="L4">
        <text:list-item>
          <text:p text:style-name="P12"><text:span text:style-name="T1">It has a slower convergence time than Greedy Search, and takes more space as the number</text:span></text:p>
          <text:p text:style-name="P12"><text:span text:style-name="T1">of traversed nodes are m1,m3,m4,m7,m9,m2,m8,m12 which are more than the number of nodes traversed by the greedy search algorithm.</text:span></text:p>
          <text:p text:style-name="P12"><text:span text:style-name="T1"/></text:p>
        </text:list-item>
        <text:list-item>
          <text:p text:style-name="P12"><text:span text:style-name="T1">It requires larger amount of computation as fn needs to be evaluated for every node that is</text:span></text:p>
          <text:p text:style-name="P12"><text:span text:style-name="T1">being added to the queue. It requires more computation as the fn value needs to computed at every iteration of reaching the child node.</text:span></text:p>
        </text:list-item>
      </text:list>
      <text:p text:style-name="P1"><text:span text:style-name="T1"/></text:p>
      <text:p text:style-name="Horizontal_20_Line"><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ay </meta:initial-creator>
    <meta:creation-date>2013-03-01T16:08:23</meta:creation-date>
    <dc:date>2013-03-01T16:22:09</dc:date>
    <dc:creator>Vinay </dc:creator>
    <meta:editing-duration>P0D</meta:editing-duration>
    <meta:editing-cycles>1</meta:editing-cycles>
    <meta:document-statistic meta:table-count="0" meta:image-count="0" meta:object-count="0" meta:page-count="2" meta:paragraph-count="34" meta:word-count="474" meta:character-count="2733" meta:non-whitespace-character-count="2248"/>
    <meta:generator>LibreOffice/3.6$Linux_X86_64 LibreOffice_project/360m1$Build-2</meta:generator>
  </office:meta>
</office:document-meta>
</file>